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 svg:font-family="Interstate, Hind, apple-system, BlinkMacSystemFont, 'Segoe UI', Helvetica, Arial, sans-serif, 'Apple Color Emoji', 'Segoe UI Emoji', 'Segoe UI 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4272" officeooo:paragraph-rsid="00074272"/>
    </style:style>
    <style:style style:name="P2" style:family="paragraph" style:parent-style-name="Standard">
      <style:paragraph-properties fo:text-align="start" style:justify-single-word="false"/>
      <style:text-properties officeooo:rsid="0007aae0" officeooo:paragraph-rsid="0007aae0"/>
    </style:style>
    <style:style style:name="P3" style:family="paragraph" style:parent-style-name="Standard">
      <style:paragraph-properties fo:text-align="center" style:justify-single-word="false"/>
      <style:text-properties fo:font-size="20pt" fo:font-weight="normal" officeooo:rsid="00074272" officeooo:paragraph-rsid="00074272"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8bc11" officeooo:paragraph-rsid="0008b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8573c" officeooo:paragraph-rsid="000e09c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09c7" officeooo:paragraph-rsid="000e09c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6e5b" officeooo:paragraph-rsid="00106e5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officeooo:paragraph-rsid="0010d9a3"/>
    </style:style>
    <style:style style:name="P11" style:family="paragraph" style:parent-style-name="Standard">
      <style:paragraph-properties fo:text-align="start" style:justify-single-word="false"/>
      <style:text-properties officeooo:rsid="00126f7d" officeooo:paragraph-rsid="00126f7d"/>
    </style:style>
    <style:style style:name="P12" style:family="paragraph" style:parent-style-name="Standard">
      <style:paragraph-properties fo:text-align="start" style:justify-single-word="false"/>
      <style:text-properties officeooo:rsid="001331ba" officeooo:paragraph-rsid="001331ba"/>
    </style:style>
    <style:style style:name="P13" style:family="paragraph" style:parent-style-name="Standard">
      <style:paragraph-properties fo:text-align="start" style:justify-single-word="false"/>
      <style:text-properties officeooo:rsid="0015365a" officeooo:paragraph-rsid="0015365a"/>
    </style:style>
    <style:style style:name="T1" style:family="text">
      <style:text-properties officeooo:rsid="000faa24"/>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d9a3" style:font-size-asian="10.5pt" style:font-weight-asian="normal" style:font-size-complex="12pt" style:font-weight-complex="normal"/>
    </style:style>
    <style:style style:name="T4" style:family="text">
      <style:text-properties fo:font-size="12pt" fo:font-weight="normal" officeooo:rsid="001175fb" style:font-size-asian="10.5pt" style:font-weight-asian="normal" style:font-size-complex="12pt" style:font-weight-complex="normal"/>
    </style:style>
    <style:style style:name="T5" style:family="text">
      <style:text-properties fo:font-size="12pt" fo:font-weight="normal" officeooo:rsid="0011f18c" style:font-size-asian="10.5pt" style:font-weight-asian="normal" style:font-size-complex="12pt" style:font-weight-complex="normal"/>
    </style:style>
    <style:style style:name="T6" style:family="text">
      <style:text-properties fo:font-size="12pt" fo:font-weight="normal" officeooo:rsid="0016f14f" style:font-size-asian="10.5pt" style:font-weight-asian="normal" style:font-size-complex="12pt" style:font-weight-complex="normal"/>
    </style:style>
    <style:style style:name="T7" style:family="text">
      <style:text-properties fo:font-size="12pt" fo:font-weight="normal" officeooo:rsid="00172279" style:font-size-asian="10.5pt" style:font-weight-asian="normal" style:font-size-complex="12pt" style:font-weight-complex="normal"/>
    </style:style>
    <style:style style:name="T8" style:family="text">
      <style:text-properties fo:font-size="12pt" fo:font-weight="normal" officeooo:rsid="0018a25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drea Ranalli <text:tab/><text:tab/><text:tab/><text:tab/><text:tab/><text:tab/><text:tab/><text:tab/><text:tab/><text:tab/> <text:s text:c="3"/>mat. 916693</text:p>
      <text:p text:style-name="P1"/>
      <text:p text:style-name="P1"/>
      <text:p text:style-name="P3">Manuale utente</text:p>
      <text:p text:style-name="P5"/>
      <text:p text:style-name="P4"/>
      <text:p text:style-name="P4"/>
      <text:p text:style-name="P4">Software necessario</text:p>
      <text:p text:style-name="P4"/>
      <text:p text:style-name="P8">Per il corretto funzionamento dell’applicazione, <text:span text:style-name="T1">è necessario semplicemente scaricare il bundle di applicazioni dal sito ufficiale di bitnami, facendo attenzione al sistema operativo sulla quale si sta lavorando: in caso di linux scegliere Lappstack, Wappstack per Windows e Mappstack per Mac OS (in questa guida si illustrerà come installare gli applicativi su Linux).</text:span></text:p>
      <text:p text:style-name="P9">Identificata la versione corretta per il nostro OS, basterà scaricare il programma di installazione e avviarlo per avere la procedura automatica di prima configurazione. Verranno installati Apache Web Server e il database PostgreSQL nella cartella da voi specificata, e durante la seconda fase vi verrà chiesto di creare l’utente root del database, scegliendo il nome e la password. È bene sceglierne una abbastanza complessa, perché chi ha accesso a questo account può controllare l’intero database.</text:p>
      <text:p text:style-name="P10"><text:span text:style-name="T3">Una volta terminata la procedura di installazione, rechiamoci nella cartella di installazione principale (scelta in precedenza). <text:s/>Da qui, andiamo in apache2→conf <text:s/>e apriamo con un editor di testo a piacere il file httpd.conf. Qui possiamo modificare alcune impostazioni, per esempio la porta sulla quale apache accetta le richieste di connessione (di default la 8080), la cartella root del server (dove sono conservate le impostazioni e i file di log. </text:span><text:span text:style-name="T4">Per avviare i servizi, ritorniamo nella cartella di installazione principale e avviamo un file chiamato manager-linux-x64.run (NOTA: è possibile che debbano essere concessi i permessi di esecuzione tramite il comando da terminale chmod +x manager-linux-x64.run). </text:span><text:span text:style-name="T5">Ci comparirà l’interfaccia grafica tramite la quale potremo gestire tutti i nostri servizi. Per avviare il server, cliccare sul tab ‘Manage servers’ e selezionare il servizio che si desidera eseguire e premere sul tasto Start collocato a destra. Stessa procedura se vogliamo fermare o riavviare un processo, cliccando stavolta sui pulsanti ‘Stop’ o ‘Restart’ rispettivamente. I tasti in basso avranno funzioni analoghe a quelli situati di fianco a destra, ma varranno per tutta la lista di servizi.</text:span></text:p>
      <text:p text:style-name="P11"><text:span text:style-name="T5">P</text:span><text:span text:style-name="T2">er chi desidera operare da terminale, esiste sempre nella cartella di installazione principale uno script in bash chiamato ctlscript.sh, che accetta le opzioni ‘stop’, ‘start’ e ‘restart’, seguito dal nome del servizio (se non si immette quest’ultimo parametro il comando avrà effetto su tutti i servizi).</text:span></text:p>
      <text:p text:style-name="P11"><text:span text:style-name="T2"/></text:p>
      <text:p text:style-name="P12"><text:span text:style-name="T2">A questo punto il server è già pronto all’uso. Per visualizzare la pagina di prova, basta aprire un browser internet a piacere e digitare nella barra di ricerca localhost (oppure un indirizzo di loopback, ad esempio 127.0.0.1) seguito da due punti e il numero della porta di ascolto scelta in precedenza. </text:span><text:span text:style-name="T6">Verrà visualizzata una pagina di prova.</text:span></text:p>
      <text:p text:style-name="P12"><text:span text:style-name="T2"/></text:p>
      <text:p text:style-name="P13"><text:span text:style-name="T2">Pe</text:span><text:span text:style-name="T6">r sostituire la pagina di prova con il proprio sito web, basta sostituire il contenuto della cartella htdocs (</text:span><text:span text:style-name="T8">[</text:span><text:span text:style-name="T6">collocata sotto cartella di installazione</text:span><text:span text:style-name="T8">]</text:span><text:span text:style-name="T6">→apache2) </text:span><text:span text:style-name="T7">con i propri file. </text:span><text:span text:style-name="T8">È buona norma rinominare il file contenente la pagina da visualizzare non appena ci si collega da browser in index.[estensione]</text:span></text:p>
      <text:p text:style-name="P4"/>
      <text:p text:style-name="P7">Installazione</text:p>
      <text:p text:style-name="P4"/>
      <text:p text:style-name="P4">Manuale di utilizz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state" svg:font-family="Interstate, Hind, apple-system, BlinkMacSystemFont, 'Segoe UI', Helvetica, Arial, sans-serif, 'Apple Color Emoji', 'Segoe UI Emoji', 'Segoe UI 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ranalli</meta:initial-creator>
    <meta:creation-date>2020-01-07T15:54:30.139523329</meta:creation-date>
    <meta:generator>LibreOffice/6.2.8.2$Linux_X86_64 LibreOffice_project/20$Build-2</meta:generator>
    <dc:date>2020-01-08T15:31:18.171775647</dc:date>
    <dc:creator>andrea ranalli</dc:creator>
    <meta:editing-duration>PT58M33S</meta:editing-duration>
    <meta:editing-cycles>18</meta:editing-cycles>
    <meta:document-statistic meta:table-count="0" meta:image-count="0" meta:object-count="0" meta:page-count="1" meta:paragraph-count="11" meta:word-count="471" meta:character-count="3148" meta:non-whitespace-character-count="2672"/>
  </office:meta>
</office:document-meta>
</file>